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303cm" fo:margin-left="2.233cm" table:align="left"/>
    </style:style>
    <style:style style:name="Tabla1.A" style:family="table-column">
      <style:table-column-properties style:column-width="2.196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6.403cm"/>
    </style:style>
    <style:style style:name="Tabla1.A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729fcf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554c" officeooo:paragraph-rsid="0003554c"/>
    </style:style>
    <style:style style:name="P2" style:family="paragraph" style:parent-style-name="Standard">
      <style:text-properties officeooo:rsid="0003554c" officeooo:paragraph-rsid="00057d92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554c" officeooo:paragraph-rsid="000355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3554c" officeooo:paragraph-rsid="0003554c" fo:background-color="#b7b3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3554c" officeooo:paragraph-rsid="0003554c" fo:background-color="transparen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Standard" style:list-style-name="L1">
      <style:text-properties officeooo:rsid="00055fa9" officeooo:paragraph-rsid="00055fa9"/>
    </style:style>
    <style:style style:name="P7" style:family="paragraph" style:parent-style-name="Standard" style:list-style-name="L1">
      <style:text-properties officeooo:rsid="0003554c" officeooo:paragraph-rsid="000355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ectorios, ficheros del <text:s/>SD</text:p>
      <text:list xml:id="list270143044" text:style-name="L1">
        <text:list-item>
          <text:p text:style-name="P6">Ejecuta.txt <text:s text:c="2"/>Fichero que si existe se ejecuta </text:p>
        </text:list-item>
        <text:list-item>
          <text:p text:style-name="P7">/Payloads <text:s text:c="4"/>Directorio donde almacenar los fichero de ejecución.</text:p>
          <text:p text:style-name="P7"/>
        </text:list-item>
      </text:list>
      <text:p text:style-name="P1"/>
      <text:p text:style-name="P1"/>
      <text:p text:style-name="P1">Tabla de comando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Comando</text:p>
          </table:table-cell>
          <table:table-cell table:style-name="Tabla1.A1" office:value-type="string">
            <text:p text:style-name="P4">Parametros</text:p>
          </table:table-cell>
          <table:table-cell table:style-name="Tabla1.C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5">EjecSD</text:p>
          </table:table-cell>
          <table:table-cell table:style-name="Tabla1.A2" office:value-type="string">
            <text:p text:style-name="P5">EjecSD &lt;fichero</text:p>
          </table:table-cell>
          <table:table-cell table:style-name="Tabla1.C2" office:value-type="string">
            <text:p text:style-name="P5">Ejecuta fichero de /Payloads</text:p>
          </table:table-cell>
        </table:table-row>
        <table:table-row>
          <table:table-cell table:style-name="Tabla1.A2" office:value-type="string">
            <text:p text:style-name="P3">SUELTA</text:p>
          </table:table-cell>
          <table:table-cell table:style-name="Tabla1.A2" office:value-type="string">
            <text:p text:style-name="P3"><text:s/></text:p>
          </table:table-cell>
          <table:table-cell table:style-name="Tabla1.C2" office:value-type="string">
            <text:p text:style-name="P3">Suelta teclas presionadas</text:p>
          </table:table-cell>
        </table:table-row>
        <table:table-row>
          <table:table-cell table:style-name="Tabla1.A2" office:value-type="string">
            <text:p text:style-name="P3">CADENA</text:p>
          </table:table-cell>
          <table:table-cell table:style-name="Tabla1.A2" office:value-type="string">
            <text:p text:style-name="P3">Texto</text:p>
          </table:table-cell>
          <table:table-cell table:style-name="Tabla1.C2" office:value-type="string">
            <text:p text:style-name="P3">Texto que se envía como teclado</text:p>
          </table:table-cell>
        </table:table-row>
        <table:table-row>
          <table:table-cell table:style-name="Tabla1.A2" office:value-type="string">
            <text:p text:style-name="P3">PAUSA</text:p>
          </table:table-cell>
          <table:table-cell table:style-name="Tabla1.A2" office:value-type="string">
            <text:p text:style-name="P3">MiliSegundos</text:p>
          </table:table-cell>
          <table:table-cell table:style-name="Tabla1.C2" office:value-type="string">
            <text:p text:style-name="P3">Pausa de x milisegundos</text:p>
          </table:table-cell>
        </table:table-row>
        <table:table-row>
          <table:table-cell table:style-name="Tabla1.A2" office:value-type="string">
            <text:p text:style-name="P3">ENTER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>Tecla ENTER</text:p>
          </table:table-cell>
        </table:table-row>
        <table:table-row>
          <table:table-cell table:style-name="Tabla1.A2" office:value-type="string">
            <text:p text:style-name="P3">CMD</text:p>
          </table:table-cell>
          <table:table-cell table:style-name="Tabla1.A2" office:value-type="string">
            <text:p text:style-name="P3">Texto</text:p>
          </table:table-cell>
          <table:table-cell table:style-name="Tabla1.C2" office:value-type="string">
            <text:p text:style-name="P3">Como CADENA pero con ENTER</text:p>
          </table:table-cell>
        </table:table-row>
        <table:table-row>
          <table:table-cell table:style-name="Tabla1.A2" office:value-type="string">
            <text:p text:style-name="P3">KEY</text:p>
          </table:table-cell>
          <table:table-cell table:style-name="Tabla1.A2" office:value-type="string">
            <text:p text:style-name="P3">Cod._Tecla</text:p>
          </table:table-cell>
          <table:table-cell table:style-name="Tabla1.C2" office:value-type="string">
            <text:p text:style-name="P3">Presiona tecla por codigo</text:p>
          </table:table-cell>
        </table:table-row>
      </table:table>
      <text:p text:style-name="P1"/>
      <text:p text:style-name="P1"/>
      <text:p text:style-name="P1">KEY_LEFT_CTRL</text:p>
      <text:p text:style-name="P1">KEY_LEFT_SHIFT</text:p>
      <text:p text:style-name="P1">KEY_LEFT_ALT</text:p>
      <text:p text:style-name="P1">KEY_LEFT_GUI</text:p>
      <text:p text:style-name="P1">KEY_RIGHT_CTRL</text:p>
      <text:p text:style-name="P1">KEY_RIGHT_SHIFT</text:p>
      <text:p text:style-name="P1">KEY_RIGHT_ALT</text:p>
      <text:p text:style-name="P1">KEY_RIGHT_GUI</text:p>
      <text:p text:style-name="P2">KEY_UP_ARROW</text:p>
      <text:p text:style-name="P2">KEY_DOWN_ARROW</text:p>
      <text:p text:style-name="P2">KEY_LEFT_ARROW</text:p>
      <text:p text:style-name="P2">KEY_RIGHT_ARROW</text:p>
      <text:p text:style-name="P2">KEY_BACKSPACE</text:p>
      <text:p text:style-name="P2">KEY_TAB</text:p>
      <text:p text:style-name="P2">KEY_RETURN</text:p>
      <text:p text:style-name="P2">KEY_ESC</text:p>
      <text:p text:style-name="P2">KEY_INSERT</text:p>
      <text:p text:style-name="P2">KEY_DELETE</text:p>
      <text:p text:style-name="P2">KEY_PAGE_UP</text:p>
      <text:p text:style-name="P2">KEY_PAGE_DOWN</text:p>
      <text:p text:style-name="P2">KEY_HOME</text:p>
      <text:p text:style-name="P2">KEY_END</text:p>
      <text:p text:style-name="P2">KEY_CAPS_LOCK</text:p>
      <text:p text:style-name="P2">KEY_F1</text:p>
      <text:p text:style-name="P2">KEY_F2</text:p>
      <text:p text:style-name="P2">KEY_F3</text:p>
      <text:p text:style-name="P2">KEY_F4</text:p>
      <text:p text:style-name="P2">KEY_F5</text:p>
      <text:p text:style-name="P2">KEY_F6</text:p>
      <text:p text:style-name="P2">KEY_F7</text:p>
      <text:p text:style-name="P2">KEY_F8</text:p>
      <text:p text:style-name="P2">KEY_F9</text:p>
      <text:p text:style-name="P2"><text:soft-page-break/>KEY_F10</text:p>
      <text:p text:style-name="P2">KEY_F11</text:p>
      <text:p text:style-name="P2">KEY_F12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22:26:14.359870308</meta:creation-date>
    <dc:date>2020-10-05T01:43:53.546103967</dc:date>
    <meta:editing-duration>PT26M24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2" meta:paragraph-count="63" meta:word-count="104" meta:character-count="786" meta:non-whitespace-character-count="737"/>
  </office:meta>
</office:document-meta>
</file>